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8pt"/>
    </style:style>
    <style:style style:name="co3" style:family="table-column">
      <style:table-column-properties fo:break-before="auto" style:column-width="10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 style:data-style-name="N4">
      <style:table-cell-properties fo:border="0.74pt solid #000000"/>
    </style:style>
    <style:style style:name="ce5" style:family="table-cell" style:parent-style-name="Default" style:data-style-name="N4"/>
  </office:automatic-styles>
  <office:body>
    <office:spreadsheet>
      <table:table table:name="Banguna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set_ID</text:p>
          </table:table-cell>
          <table:table-cell table:style-name="ce1" office:value-type="string" calcext:value-type="string">
            <text:p>kodeSatker</text:p>
          </table:table-cell>
          <table:table-cell table:style-name="ce1" office:value-type="string" calcext:value-type="string">
            <text:p>kodeKelompok</text:p>
          </table:table-cell>
          <table:table-cell table:style-name="ce1" office:value-type="string" calcext:value-type="string">
            <text:p>NoRegister</text:p>
          </table:table-cell>
          <table:table-cell table:style-name="ce1" office:value-type="string" calcext:value-type="string">
            <text:p>Tahun</text:p>
          </table:table-cell>
          <table:table-cell table:style-name="ce3" office:value-type="string" calcext:value-type="string">
            <text:p>NilaiPeroleha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36586" calcext:value-type="float">
            <text:p>136586</text:p>
          </table:table-cell>
          <table:table-cell table:style-name="ce2" office:value-type="string" calcext:value-type="string">
            <text:p>0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80" calcext:value-type="float">
            <text:p>1980</text:p>
          </table:table-cell>
          <table:table-cell table:style-name="ce4" office:value-type="float" office:value="3369917488" calcext:value-type="float">
            <text:p>3,369,917,488.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6588" calcext:value-type="float">
            <text:p>136588</text:p>
          </table:table-cell>
          <table:table-cell table:style-name="ce2" office:value-type="string" calcext:value-type="string">
            <text:p>0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80" calcext:value-type="float">
            <text:p>1980</text:p>
          </table:table-cell>
          <table:table-cell table:style-name="ce4" office:value-type="float" office:value="486534000" calcext:value-type="float">
            <text:p>486,534,000.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6589" calcext:value-type="float">
            <text:p>136589</text:p>
          </table:table-cell>
          <table:table-cell table:style-name="ce2" office:value-type="string" calcext:value-type="string">
            <text:p>0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80" calcext:value-type="float">
            <text:p>1980</text:p>
          </table:table-cell>
          <table:table-cell table:style-name="ce4" office:value-type="float" office:value="334947600" calcext:value-type="float">
            <text:p>334,947,600.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36593" calcext:value-type="float">
            <text:p>136593</text:p>
          </table:table-cell>
          <table:table-cell table:style-name="ce2" office:value-type="string" calcext:value-type="string">
            <text:p>01.01.01.01</text:p>
          </table:table-cell>
          <table:table-cell table:style-name="ce2" office:value-type="string" calcext:value-type="string">
            <text:p>03.11.01.01.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310560000" calcext:value-type="float">
            <text:p>310,560,000.0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36602" calcext:value-type="float">
            <text:p>136602</text:p>
          </table:table-cell>
          <table:table-cell table:style-name="ce2" office:value-type="string" calcext:value-type="string">
            <text:p>01.01.01.01</text:p>
          </table:table-cell>
          <table:table-cell table:style-name="ce2" office:value-type="string" calcext:value-type="string">
            <text:p>03.11.02.01.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80" calcext:value-type="float">
            <text:p>1980</text:p>
          </table:table-cell>
          <table:table-cell table:style-name="ce4" office:value-type="float" office:value="1384458000" calcext:value-type="float">
            <text:p>1,384,458,000.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36605" calcext:value-type="float">
            <text:p>136605</text:p>
          </table:table-cell>
          <table:table-cell table:style-name="ce2" office:value-type="string" calcext:value-type="string">
            <text:p>01.01.01.01</text:p>
          </table:table-cell>
          <table:table-cell table:style-name="ce2" office:value-type="string" calcext:value-type="string">
            <text:p>03.11.02.01.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80" calcext:value-type="float">
            <text:p>1980</text:p>
          </table:table-cell>
          <table:table-cell table:style-name="ce4" office:value-type="float" office:value="1024867550" calcext:value-type="float">
            <text:p>1,024,867,550.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36606" calcext:value-type="float">
            <text:p>136606</text:p>
          </table:table-cell>
          <table:table-cell table:style-name="ce2" office:value-type="string" calcext:value-type="string">
            <text:p>01.01.01.01</text:p>
          </table:table-cell>
          <table:table-cell table:style-name="ce2" office:value-type="string" calcext:value-type="string">
            <text:p>03.11.02.01.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80" calcext:value-type="float">
            <text:p>1980</text:p>
          </table:table-cell>
          <table:table-cell table:style-name="ce4" office:value-type="float" office:value="705446575" calcext:value-type="float">
            <text:p>705,446,575.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36810" calcext:value-type="float">
            <text:p>136810</text:p>
          </table:table-cell>
          <table:table-cell table:style-name="ce2" office:value-type="string" calcext:value-type="string">
            <text:p>04.02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968308001" calcext:value-type="float">
            <text:p>968,308,001.0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36811" calcext:value-type="float">
            <text:p>136811</text:p>
          </table:table-cell>
          <table:table-cell table:style-name="ce2" office:value-type="string" calcext:value-type="string">
            <text:p>04.02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253220000" calcext:value-type="float">
            <text:p>253,220,000.0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6870" calcext:value-type="float">
            <text:p>136870</text:p>
          </table:table-cell>
          <table:table-cell table:style-name="ce2" office:value-type="string" calcext:value-type="string">
            <text:p>04.04.01.01</text:p>
          </table:table-cell>
          <table:table-cell table:style-name="ce2" office:value-type="string" calcext:value-type="string">
            <text:p>03.11.01.09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307171000" calcext:value-type="float">
            <text:p>307,171,000.0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6871" calcext:value-type="float">
            <text:p>136871</text:p>
          </table:table-cell>
          <table:table-cell table:style-name="ce2" office:value-type="string" calcext:value-type="string">
            <text:p>04.04.01.01</text:p>
          </table:table-cell>
          <table:table-cell table:style-name="ce2" office:value-type="string" calcext:value-type="string">
            <text:p>03.11.01.09.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216950420" calcext:value-type="float">
            <text:p>216,950,420.0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6874" calcext:value-type="float">
            <text:p>136874</text:p>
          </table:table-cell>
          <table:table-cell table:style-name="ce2" office:value-type="string" calcext:value-type="string">
            <text:p>04.04.01.01</text:p>
          </table:table-cell>
          <table:table-cell table:style-name="ce2" office:value-type="string" calcext:value-type="string">
            <text:p>03.11.01.09.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228532000" calcext:value-type="float">
            <text:p>228,532,000.0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36890" calcext:value-type="float">
            <text:p>136890</text:p>
          </table:table-cell>
          <table:table-cell table:style-name="ce2" office:value-type="string" calcext:value-type="string">
            <text:p>04.05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496568000" calcext:value-type="float">
            <text:p>496,568,000.0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6933" calcext:value-type="float">
            <text:p>136933</text:p>
          </table:table-cell>
          <table:table-cell table:style-name="ce2" office:value-type="string" calcext:value-type="string">
            <text:p>04.08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78" calcext:value-type="float">
            <text:p>1978</text:p>
          </table:table-cell>
          <table:table-cell table:style-name="ce4" office:value-type="float" office:value="1210097800" calcext:value-type="float">
            <text:p>1,210,097,800.0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6935" calcext:value-type="float">
            <text:p>136935</text:p>
          </table:table-cell>
          <table:table-cell table:style-name="ce2" office:value-type="string" calcext:value-type="string">
            <text:p>04.08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250706000" calcext:value-type="float">
            <text:p>250,706,000.0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020" calcext:value-type="float">
            <text:p>137020</text:p>
          </table:table-cell>
          <table:table-cell table:style-name="ce2" office:value-type="string" calcext:value-type="string">
            <text:p>04.09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719740710" calcext:value-type="float">
            <text:p>719,740,710.0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7025" calcext:value-type="float">
            <text:p>137025</text:p>
          </table:table-cell>
          <table:table-cell table:style-name="ce2" office:value-type="string" calcext:value-type="string">
            <text:p>04.09.01.01</text:p>
          </table:table-cell>
          <table:table-cell table:style-name="ce2" office:value-type="string" calcext:value-type="string">
            <text:p>03.11.01.08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222878490" calcext:value-type="float">
            <text:p>222,878,490.0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7032" calcext:value-type="float">
            <text:p>137032</text:p>
          </table:table-cell>
          <table:table-cell table:style-name="ce2" office:value-type="string" calcext:value-type="string">
            <text:p>04.10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421855000" calcext:value-type="float">
            <text:p>421,855,000.00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7056" calcext:value-type="float">
            <text:p>137056</text:p>
          </table:table-cell>
          <table:table-cell table:style-name="ce2" office:value-type="string" calcext:value-type="string">
            <text:p>04.1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1" calcext:value-type="float">
            <text:p>1991</text:p>
          </table:table-cell>
          <table:table-cell table:style-name="ce4" office:value-type="float" office:value="1362704700" calcext:value-type="float">
            <text:p>1,362,704,700.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7084" calcext:value-type="float">
            <text:p>137084</text:p>
          </table:table-cell>
          <table:table-cell table:style-name="ce2" office:value-type="string" calcext:value-type="string">
            <text:p>04.12.01.01</text:p>
          </table:table-cell>
          <table:table-cell table:style-name="ce2" office:value-type="string" calcext:value-type="string">
            <text:p>03.11.01.01.0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649618000" calcext:value-type="float">
            <text:p>649,618,000.0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7150" calcext:value-type="float">
            <text:p>137150</text:p>
          </table:table-cell>
          <table:table-cell table:style-name="ce2" office:value-type="string" calcext:value-type="string">
            <text:p>04.14.01.01</text:p>
          </table:table-cell>
          <table:table-cell table:style-name="ce2" office:value-type="string" calcext:value-type="string">
            <text:p>03.11.01.09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198585500" calcext:value-type="float">
            <text:p>198,585,500.0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7207" calcext:value-type="float">
            <text:p>137207</text:p>
          </table:table-cell>
          <table:table-cell table:style-name="ce2" office:value-type="string" calcext:value-type="string">
            <text:p>04.17.01.01</text:p>
          </table:table-cell>
          <table:table-cell table:style-name="ce2" office:value-type="string" calcext:value-type="string">
            <text:p>03.11.01.01.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326750000" calcext:value-type="float">
            <text:p>326,750,000.00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7402" calcext:value-type="float">
            <text:p>137402</text:p>
          </table:table-cell>
          <table:table-cell table:style-name="ce2" office:value-type="string" calcext:value-type="string">
            <text:p>05.02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1399904900" calcext:value-type="float">
            <text:p>1,399,904,900.00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7432" calcext:value-type="float">
            <text:p>137432</text:p>
          </table:table-cell>
          <table:table-cell table:style-name="ce2" office:value-type="string" calcext:value-type="string">
            <text:p>05.02.01.01</text:p>
          </table:table-cell>
          <table:table-cell table:style-name="ce2" office:value-type="string" calcext:value-type="string">
            <text:p>03.11.01.14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260900000" calcext:value-type="float">
            <text:p>260,900,000.0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7566" calcext:value-type="float">
            <text:p>137566</text:p>
          </table:table-cell>
          <table:table-cell table:style-name="ce2" office:value-type="string" calcext:value-type="string">
            <text:p>05.02.01.01</text:p>
          </table:table-cell>
          <table:table-cell table:style-name="ce2" office:value-type="string" calcext:value-type="string">
            <text:p>03.11.01.27.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478402700" calcext:value-type="float">
            <text:p>478,402,700.00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37573" calcext:value-type="float">
            <text:p>137573</text:p>
          </table:table-cell>
          <table:table-cell table:style-name="ce2" office:value-type="string" calcext:value-type="string">
            <text:p>06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1059131000" calcext:value-type="float">
            <text:p>1,059,131,000.00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38024" calcext:value-type="float">
            <text:p>138024</text:p>
          </table:table-cell>
          <table:table-cell table:style-name="ce2" office:value-type="string" calcext:value-type="string">
            <text:p>07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1876883500" calcext:value-type="float">
            <text:p>1,876,883,500.00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8068" calcext:value-type="float">
            <text:p>138068</text:p>
          </table:table-cell>
          <table:table-cell table:style-name="ce2" office:value-type="string" calcext:value-type="string">
            <text:p>07.01.02.03</text:p>
          </table:table-cell>
          <table:table-cell table:style-name="ce2" office:value-type="string" calcext:value-type="string">
            <text:p>03.11.01.06.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4945336287.5" calcext:value-type="float">
            <text:p>4,945,336,287.50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38084" calcext:value-type="float">
            <text:p>138084</text:p>
          </table:table-cell>
          <table:table-cell table:style-name="ce2" office:value-type="string" calcext:value-type="string">
            <text:p>07.01.03.03</text:p>
          </table:table-cell>
          <table:table-cell table:style-name="ce2" office:value-type="string" calcext:value-type="string">
            <text:p>03.11.01.06.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80" calcext:value-type="float">
            <text:p>1980</text:p>
          </table:table-cell>
          <table:table-cell table:style-name="ce4" office:value-type="float" office:value="216637267" calcext:value-type="float">
            <text:p>216,637,267.0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8130" calcext:value-type="float">
            <text:p>138130</text:p>
          </table:table-cell>
          <table:table-cell table:style-name="ce2" office:value-type="string" calcext:value-type="string">
            <text:p>07.01.05.02</text:p>
          </table:table-cell>
          <table:table-cell table:style-name="ce2" office:value-type="string" calcext:value-type="string">
            <text:p>03.11.02.02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189903407" calcext:value-type="float">
            <text:p>189,903,407.00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38231" calcext:value-type="float">
            <text:p>138231</text:p>
          </table:table-cell>
          <table:table-cell table:style-name="ce2" office:value-type="string" calcext:value-type="string">
            <text:p>07.01.10.02</text:p>
          </table:table-cell>
          <table:table-cell table:style-name="ce2" office:value-type="string" calcext:value-type="string">
            <text:p>03.11.02.02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191813441" calcext:value-type="float">
            <text:p>191,813,441.00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8233" calcext:value-type="float">
            <text:p>138233</text:p>
          </table:table-cell>
          <table:table-cell table:style-name="ce2" office:value-type="string" calcext:value-type="string">
            <text:p>07.01.10.02</text:p>
          </table:table-cell>
          <table:table-cell table:style-name="ce2" office:value-type="string" calcext:value-type="string">
            <text:p>03.11.02.03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165211405" calcext:value-type="float">
            <text:p>165,211,405.00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8242" calcext:value-type="float">
            <text:p>138242</text:p>
          </table:table-cell>
          <table:table-cell table:style-name="ce2" office:value-type="string" calcext:value-type="string">
            <text:p>07.01.11.02</text:p>
          </table:table-cell>
          <table:table-cell table:style-name="ce2" office:value-type="string" calcext:value-type="string">
            <text:p>03.11.01.06.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90" calcext:value-type="float">
            <text:p>1990</text:p>
          </table:table-cell>
          <table:table-cell table:style-name="ce4" office:value-type="float" office:value="230049641" calcext:value-type="float">
            <text:p>230,049,641.00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8320" calcext:value-type="float">
            <text:p>138320</text:p>
          </table:table-cell>
          <table:table-cell table:style-name="ce2" office:value-type="string" calcext:value-type="string">
            <text:p>07.01.16.02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1077015148" calcext:value-type="float">
            <text:p>1,077,015,148.00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150" calcext:value-type="float">
            <text:p>140150</text:p>
          </table:table-cell>
          <table:table-cell table:style-name="ce2" office:value-type="string" calcext:value-type="string">
            <text:p>08.02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1623404000" calcext:value-type="float">
            <text:p>1,623,404,000.00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40174" calcext:value-type="float">
            <text:p>140174</text:p>
          </table:table-cell>
          <table:table-cell table:style-name="ce2" office:value-type="string" calcext:value-type="string">
            <text:p>08.02.01.01</text:p>
          </table:table-cell>
          <table:table-cell table:style-name="ce2" office:value-type="string" calcext:value-type="string">
            <text:p>03.11.01.20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1486375400" calcext:value-type="float">
            <text:p>1,486,375,400.00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0212" calcext:value-type="float">
            <text:p>140212</text:p>
          </table:table-cell>
          <table:table-cell table:style-name="ce2" office:value-type="string" calcext:value-type="string">
            <text:p>09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553808305" calcext:value-type="float">
            <text:p>553,808,305.0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40216" calcext:value-type="float">
            <text:p>140216</text:p>
          </table:table-cell>
          <table:table-cell table:style-name="ce2" office:value-type="string" calcext:value-type="string">
            <text:p>09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83" calcext:value-type="float">
            <text:p>1983</text:p>
          </table:table-cell>
          <table:table-cell table:style-name="ce4" office:value-type="float" office:value="572276838" calcext:value-type="float">
            <text:p>572,276,838.00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40260" calcext:value-type="float">
            <text:p>140260</text:p>
          </table:table-cell>
          <table:table-cell table:style-name="ce2" office:value-type="string" calcext:value-type="string">
            <text:p>09.02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853794450" calcext:value-type="float">
            <text:p>853,794,450.00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0331" calcext:value-type="float">
            <text:p>140331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1458247750" calcext:value-type="float">
            <text:p>1,458,247,750.0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0332" calcext:value-type="float">
            <text:p>140332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844438000" calcext:value-type="float">
            <text:p>844,438,000.00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334" calcext:value-type="float">
            <text:p>140334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126400000" calcext:value-type="float">
            <text:p>126,400,000.00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40346" calcext:value-type="float">
            <text:p>140346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88" calcext:value-type="float">
            <text:p>1988</text:p>
          </table:table-cell>
          <table:table-cell table:style-name="ce4" office:value-type="float" office:value="37800000" calcext:value-type="float">
            <text:p>37,800,000.00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0359" calcext:value-type="float">
            <text:p>140359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284650000" calcext:value-type="float">
            <text:p>284,650,000.00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0373" calcext:value-type="float">
            <text:p>140373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436770000" calcext:value-type="float">
            <text:p>436,770,000.00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0397" calcext:value-type="float">
            <text:p>140397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88" calcext:value-type="float">
            <text:p>1988</text:p>
          </table:table-cell>
          <table:table-cell table:style-name="ce4" office:value-type="float" office:value="651677000" calcext:value-type="float">
            <text:p>651,677,000.00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0401" calcext:value-type="float">
            <text:p>140401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117450000" calcext:value-type="float">
            <text:p>117,450,000.00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40410" calcext:value-type="float">
            <text:p>140410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02.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88" calcext:value-type="float">
            <text:p>1988</text:p>
          </table:table-cell>
          <table:table-cell table:style-name="ce4" office:value-type="float" office:value="381569000" calcext:value-type="float">
            <text:p>381,569,000.00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40416" calcext:value-type="float">
            <text:p>140416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02.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88" calcext:value-type="float">
            <text:p>1988</text:p>
          </table:table-cell>
          <table:table-cell table:style-name="ce4" office:value-type="float" office:value="20000000" calcext:value-type="float">
            <text:p>20,000,000.00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440" calcext:value-type="float">
            <text:p>140440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1.15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88" calcext:value-type="float">
            <text:p>1988</text:p>
          </table:table-cell>
          <table:table-cell table:style-name="ce4" office:value-type="float" office:value="520150000" calcext:value-type="float">
            <text:p>520,150,000.00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0505" calcext:value-type="float">
            <text:p>140505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2.03.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207736667" calcext:value-type="float">
            <text:p>207,736,667.00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512" calcext:value-type="float">
            <text:p>140512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2.03.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82266667" calcext:value-type="float">
            <text:p>82,266,667.00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0525" calcext:value-type="float">
            <text:p>140525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2.03.0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88" calcext:value-type="float">
            <text:p>1988</text:p>
          </table:table-cell>
          <table:table-cell table:style-name="ce4" office:value-type="float" office:value="46982666" calcext:value-type="float">
            <text:p>46,982,666.00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0527" calcext:value-type="float">
            <text:p>140527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2.03.0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109116000" calcext:value-type="float">
            <text:p>109,116,000.0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40529" calcext:value-type="float">
            <text:p>140529</text:p>
          </table:table-cell>
          <table:table-cell table:style-name="ce2" office:value-type="string" calcext:value-type="string">
            <text:p>11.01.01.01</text:p>
          </table:table-cell>
          <table:table-cell table:style-name="ce2" office:value-type="string" calcext:value-type="string">
            <text:p>03.11.02.03.0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44825000" calcext:value-type="float">
            <text:p>44,825,000.00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0539" calcext:value-type="float">
            <text:p>140539</text:p>
          </table:table-cell>
          <table:table-cell table:style-name="ce2" office:value-type="string" calcext:value-type="string">
            <text:p>11.02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1739730000" calcext:value-type="float">
            <text:p>1,739,730,000.00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40561" calcext:value-type="float">
            <text:p>140561</text:p>
          </table:table-cell>
          <table:table-cell table:style-name="ce2" office:value-type="string" calcext:value-type="string">
            <text:p>11.02.01.01</text:p>
          </table:table-cell>
          <table:table-cell table:style-name="ce2" office:value-type="string" calcext:value-type="string">
            <text:p>03.11.01.27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74130000" calcext:value-type="float">
            <text:p>74,130,000.00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0599" calcext:value-type="float">
            <text:p>140599</text:p>
          </table:table-cell>
          <table:table-cell table:style-name="ce2" office:value-type="string" calcext:value-type="string">
            <text:p>11.03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1098813000" calcext:value-type="float">
            <text:p>1,098,813,000.0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40619" calcext:value-type="float">
            <text:p>140619</text:p>
          </table:table-cell>
          <table:table-cell table:style-name="ce2" office:value-type="string" calcext:value-type="string">
            <text:p>11.03.01.01</text:p>
          </table:table-cell>
          <table:table-cell table:style-name="ce2" office:value-type="string" calcext:value-type="string">
            <text:p>03.11.01.12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3852804000" calcext:value-type="float">
            <text:p>3,852,804,000.0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0629" calcext:value-type="float">
            <text:p>140629</text:p>
          </table:table-cell>
          <table:table-cell table:style-name="ce2" office:value-type="string" calcext:value-type="string">
            <text:p>11.03.01.01</text:p>
          </table:table-cell>
          <table:table-cell table:style-name="ce2" office:value-type="string" calcext:value-type="string">
            <text:p>03.11.01.27.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94000000" calcext:value-type="float">
            <text:p>94,000,000.00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40640" calcext:value-type="float">
            <text:p>140640</text:p>
          </table:table-cell>
          <table:table-cell table:style-name="ce2" office:value-type="string" calcext:value-type="string">
            <text:p>11.03.01.01</text:p>
          </table:table-cell>
          <table:table-cell table:style-name="ce2" office:value-type="string" calcext:value-type="string">
            <text:p>03.11.01.27.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92" calcext:value-type="float">
            <text:p>1992</text:p>
          </table:table-cell>
          <table:table-cell table:style-name="ce4" office:value-type="float" office:value="71586027" calcext:value-type="float">
            <text:p>71,586,027.0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40669" calcext:value-type="float">
            <text:p>140669</text:p>
          </table:table-cell>
          <table:table-cell table:style-name="ce2" office:value-type="string" calcext:value-type="string">
            <text:p>12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260059000" calcext:value-type="float">
            <text:p>260,059,000.00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40690" calcext:value-type="float">
            <text:p>140690</text:p>
          </table:table-cell>
          <table:table-cell table:style-name="ce2" office:value-type="string" calcext:value-type="string">
            <text:p>12.02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562701000" calcext:value-type="float">
            <text:p>562,701,000.00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0700" calcext:value-type="float">
            <text:p>140700</text:p>
          </table:table-cell>
          <table:table-cell table:style-name="ce2" office:value-type="string" calcext:value-type="string">
            <text:p>12.02.01.01</text:p>
          </table:table-cell>
          <table:table-cell table:style-name="ce2" office:value-type="string" calcext:value-type="string">
            <text:p>03.11.01.09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456561000" calcext:value-type="float">
            <text:p>456,561,000.00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0702" calcext:value-type="float">
            <text:p>140702</text:p>
          </table:table-cell>
          <table:table-cell table:style-name="ce2" office:value-type="string" calcext:value-type="string">
            <text:p>12.02.01.01</text:p>
          </table:table-cell>
          <table:table-cell table:style-name="ce2" office:value-type="string" calcext:value-type="string">
            <text:p>03.11.01.12.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39868079000" calcext:value-type="float">
            <text:p>39,868,079,000.00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40706" calcext:value-type="float">
            <text:p>140706</text:p>
          </table:table-cell>
          <table:table-cell table:style-name="ce2" office:value-type="string" calcext:value-type="string">
            <text:p>12.02.01.01</text:p>
          </table:table-cell>
          <table:table-cell table:style-name="ce2" office:value-type="string" calcext:value-type="string">
            <text:p>03.11.01.12.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22573718000" calcext:value-type="float">
            <text:p>22,573,718,000.0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2" office:value-type="string" calcext:value-type="string">
            <text:p>13.01.01.01</text:p>
          </table:table-cell>
          <table:table-cell table:style-name="ce2" office:value-type="string" calcext:value-type="string">
            <text:p>03.11.01.27.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5412821600" calcext:value-type="float">
            <text:p>5,412,821,600.00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0899" calcext:value-type="float">
            <text:p>140899</text:p>
          </table:table-cell>
          <table:table-cell table:style-name="ce2" office:value-type="string" calcext:value-type="string">
            <text:p>16.02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1720004000" calcext:value-type="float">
            <text:p>1,720,004,000.00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40925" calcext:value-type="float">
            <text:p>140925</text:p>
          </table:table-cell>
          <table:table-cell table:style-name="ce2" office:value-type="string" calcext:value-type="string">
            <text:p>18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1016475000" calcext:value-type="float">
            <text:p>1,016,475,000.00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40940" calcext:value-type="float">
            <text:p>140940</text:p>
          </table:table-cell>
          <table:table-cell table:style-name="ce2" office:value-type="string" calcext:value-type="string">
            <text:p>18.03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901621000" calcext:value-type="float">
            <text:p>901,621,000.00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140941" calcext:value-type="float">
            <text:p>140941</text:p>
          </table:table-cell>
          <table:table-cell table:style-name="ce2" office:value-type="string" calcext:value-type="string">
            <text:p>18.03.01.01</text:p>
          </table:table-cell>
          <table:table-cell table:style-name="ce2" office:value-type="string" calcext:value-type="string">
            <text:p>03.11.01.09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219490000" calcext:value-type="float">
            <text:p>219,490,000.00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5051" calcext:value-type="float">
            <text:p>245051</text:p>
          </table:table-cell>
          <table:table-cell table:style-name="ce2" office:value-type="string" calcext:value-type="string">
            <text:p>08.02.01.01</text:p>
          </table:table-cell>
          <table:table-cell table:style-name="ce2" office:value-type="string" calcext:value-type="string">
            <text:p>03.12.01.04.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2046080150" calcext:value-type="float">
            <text:p>2,046,080,150.00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9816" calcext:value-type="float">
            <text:p>249816</text:p>
          </table:table-cell>
          <table:table-cell table:style-name="ce2" office:value-type="string" calcext:value-type="string">
            <text:p>07.02.01.01</text:p>
          </table:table-cell>
          <table:table-cell table:style-name="ce2" office:value-type="string" calcext:value-type="string">
            <text:p>03.11.01.01.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1893781500" calcext:value-type="float">
            <text:p>1,893,781,500.0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9848" calcext:value-type="float">
            <text:p>249848</text:p>
          </table:table-cell>
          <table:table-cell table:style-name="ce2" office:value-type="string" calcext:value-type="string">
            <text:p>07.02.01.01</text:p>
          </table:table-cell>
          <table:table-cell table:style-name="ce2" office:value-type="string" calcext:value-type="string">
            <text:p>03.11.01.06.0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9956332463.5" calcext:value-type="float">
            <text:p>9,956,332,463.50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326607" calcext:value-type="float">
            <text:p>326607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977700000" calcext:value-type="float">
            <text:p>977,700,000.00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26608" calcext:value-type="float">
            <text:p>326608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300000000" calcext:value-type="float">
            <text:p>300,000,000.00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326622" calcext:value-type="float">
            <text:p>326622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492818000" calcext:value-type="float">
            <text:p>492,818,000.00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26626" calcext:value-type="float">
            <text:p>326626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525872000" calcext:value-type="float">
            <text:p>525,872,000.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326633" calcext:value-type="float">
            <text:p>326633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446700000" calcext:value-type="float">
            <text:p>446,700,000.00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26639" calcext:value-type="float">
            <text:p>326639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408473000" calcext:value-type="float">
            <text:p>408,473,000.0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26658" calcext:value-type="float">
            <text:p>326658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309794900" calcext:value-type="float">
            <text:p>309,794,900.00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326677" calcext:value-type="float">
            <text:p>326677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1.0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322485000" calcext:value-type="float">
            <text:p>322,485,000.00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326708" calcext:value-type="float">
            <text:p>326708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5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85" calcext:value-type="float">
            <text:p>1985</text:p>
          </table:table-cell>
          <table:table-cell table:style-name="ce4" office:value-type="float" office:value="122848000" calcext:value-type="float">
            <text:p>122,848,000.00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326710" calcext:value-type="float">
            <text:p>326710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5.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132572000" calcext:value-type="float">
            <text:p>132,572,000.0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326711" calcext:value-type="float">
            <text:p>326711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5.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364257000" calcext:value-type="float">
            <text:p>364,257,000.00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26734" calcext:value-type="float">
            <text:p>326734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05.0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172335000" calcext:value-type="float">
            <text:p>172,335,000.00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326826" calcext:value-type="float">
            <text:p>326826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92" calcext:value-type="float">
            <text:p>1992</text:p>
          </table:table-cell>
          <table:table-cell table:style-name="ce4" office:value-type="float" office:value="332037000" calcext:value-type="float">
            <text:p>332,037,000.00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26894" calcext:value-type="float">
            <text:p>326894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426222000" calcext:value-type="float">
            <text:p>426,222,000.00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326908" calcext:value-type="float">
            <text:p>326908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434153000" calcext:value-type="float">
            <text:p>434,153,000.0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326914" calcext:value-type="float">
            <text:p>326914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244463000" calcext:value-type="float">
            <text:p>244,463,000.00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326933" calcext:value-type="float">
            <text:p>326933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490025600" calcext:value-type="float">
            <text:p>490,025,600.00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27052" calcext:value-type="float">
            <text:p>327052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327899000" calcext:value-type="float">
            <text:p>327,899,000.00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327064" calcext:value-type="float">
            <text:p>327064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444148900" calcext:value-type="float">
            <text:p>444,148,900.0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327169" calcext:value-type="float">
            <text:p>327169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347750000" calcext:value-type="float">
            <text:p>347,750,000.00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327171" calcext:value-type="float">
            <text:p>327171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340448000" calcext:value-type="float">
            <text:p>340,448,000.00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327189" calcext:value-type="float">
            <text:p>327189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686248000" calcext:value-type="float">
            <text:p>686,248,000.00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27255" calcext:value-type="float">
            <text:p>327255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387605000" calcext:value-type="float">
            <text:p>387,605,000.0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327306" calcext:value-type="float">
            <text:p>327306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319337000" calcext:value-type="float">
            <text:p>319,337,000.00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327356" calcext:value-type="float">
            <text:p>327356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423609100" calcext:value-type="float">
            <text:p>423,609,100.00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7476" calcext:value-type="float">
            <text:p>327476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1.10.01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977937000" calcext:value-type="float">
            <text:p>977,937,000.00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27919" calcext:value-type="float">
            <text:p>327919</text:p>
          </table:table-cell>
          <table:table-cell table:style-name="ce2" office:value-type="string" calcext:value-type="string">
            <text:p>08.01.01.01</text:p>
          </table:table-cell>
          <table:table-cell table:style-name="ce2" office:value-type="string" calcext:value-type="string">
            <text:p>03.11.02.01.1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293321000" calcext:value-type="float">
            <text:p>293,321,000.00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45575" calcext:value-type="float">
            <text:p>345575</text:p>
          </table:table-cell>
          <table:table-cell table:style-name="ce2" office:value-type="string" calcext:value-type="string">
            <text:p>13.02.01.01</text:p>
          </table:table-cell>
          <table:table-cell table:style-name="ce2" office:value-type="string" calcext:value-type="string">
            <text:p>03.11.01.02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1480900000" calcext:value-type="float">
            <text:p>1,480,900,000.00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49818" calcext:value-type="float">
            <text:p>349818</text:p>
          </table:table-cell>
          <table:table-cell table:style-name="ce2" office:value-type="string" calcext:value-type="string">
            <text:p>11.03.01.01</text:p>
          </table:table-cell>
          <table:table-cell table:style-name="ce2" office:value-type="string" calcext:value-type="string">
            <text:p>03.11.01.27.0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883720000" calcext:value-type="float">
            <text:p>883,720,000.00</text:p>
          </table:table-cell>
        </table:table-row>
        <table:table-row table:style-name="ro1" table:number-rows-repeated="10484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meta:initial-creator>phpMyAdmin 4.6.4</meta:initial-creator>
    <meta:creation-date>2017-03-02T10:18:22</meta:creation-date>
    <dc:date>2017-03-02T10:21:24.547211788</dc:date>
    <meta:editing-duration>PT49S</meta:editing-duration>
    <meta:editing-cycles>1</meta:editing-cycles>
    <meta:document-statistic meta:table-count="1" meta:cell-count="728" meta:object-count="0"/>
  </office:meta>
</office:document-meta>
</file>